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30000004F526E78CD1FA68840.png" manifest:media-type="image/png"/>
  <manifest:file-entry manifest:full-path="Pictures/10000001000001230000004F2E33DDEDB1064621.png" manifest:media-type="image/png"/>
  <manifest:file-entry manifest:full-path="Pictures/10000001000001230000004FD9E2602184726CEC.png" manifest:media-type="image/png"/>
  <manifest:file-entry manifest:full-path="Pictures/10000001000001230000004F5E34A3DEF4397EBD.png" manifest:media-type="image/png"/>
  <manifest:file-entry manifest:full-path="Pictures/10000001000001230000004F8C6C95E1EA73FCCA.png" manifest:media-type="image/png"/>
  <manifest:file-entry manifest:full-path="Pictures/10000001000001230000004FC4505570F6ABF7CD.png" manifest:media-type="image/png"/>
  <manifest:file-entry manifest:full-path="Pictures/10000001000001230000004FDA344A47867C7210.png" manifest:media-type="image/png"/>
  <manifest:file-entry manifest:full-path="Pictures/10000001000001230000004F1582A0BC8654D5DD.png" manifest:media-type="image/png"/>
  <manifest:file-entry manifest:full-path="Pictures/1000000100000617000002398BA7636790A5D390.png" manifest:media-type="image/png"/>
  <manifest:file-entry manifest:full-path="Pictures/10000001000003E40000022C664D0466FF241C8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6.352cm" svg:height="14.71cm" svg:x="0.835cm" svg:y="0.522cm">
          <draw:image xlink:href="Pictures/10000001000003E40000022C664D0466FF241C86.png" xlink:type="simple" xlink:show="embed" xlink:actuate="onLoad" draw:mime-type="image/png">
            <text:p/>
          </draw:image>
        </draw:frame>
        <draw:frame draw:style-name="gr2" draw:text-style-name="P2" draw:layer="layout" svg:width="13.335cm" svg:height="0.962cm" svg:x="6.35cm" svg:y="0.635cm">
          <draw:text-box>
            <text:p>Acknowledgments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99cm" svg:height="10.218cm" svg:x="0cm" svg:y="0cm">
          <draw:image xlink:href="Pictures/1000000100000617000002398BA7636790A5D390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0.635cm" svg:y="10.611cm">
          <draw:image xlink:href="Pictures/10000001000001230000004F1582A0BC8654D5DD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0.635cm" svg:y="12.7cm">
          <draw:image xlink:href="Pictures/10000001000001230000004F8C6C95E1EA73FCCA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7.542cm" svg:y="10.795cm">
          <draw:image xlink:href="Pictures/10000001000001230000004F5E34A3DEF4397EBD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7.542cm" svg:y="12.884cm">
          <draw:image xlink:href="Pictures/10000001000001230000004FD9E2602184726CEC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13.335cm" svg:y="10.795cm">
          <draw:image xlink:href="Pictures/10000001000001230000004F2E33DDEDB1064621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13.335cm" svg:y="12.884cm">
          <draw:image xlink:href="Pictures/10000001000001230000004F526E78CD1FA68840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18.972cm" svg:y="10.795cm">
          <draw:image xlink:href="Pictures/10000001000001230000004FDA344A47867C7210.png" xlink:type="simple" xlink:show="embed" xlink:actuate="onLoad" draw:mime-type="image/png">
            <text:p/>
          </draw:image>
        </draw:frame>
        <draw:frame draw:style-name="gr1" draw:text-style-name="P1" draw:layer="layout" svg:width="7.698cm" svg:height="2.089cm" svg:x="19.05cm" svg:y="12.884cm">
          <draw:image xlink:href="Pictures/10000001000001230000004FC4505570F6ABF7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22T15:43:06.155889534</meta:creation-date>
    <dc:date>2022-05-22T16:03:56.603846942</dc:date>
    <meta:editing-duration>PT29S</meta:editing-duration>
    <meta:editing-cycles>1</meta:editing-cycles>
    <meta:document-statistic meta:object-count="36"/>
    <meta:generator>LibreOffice/7.3.2.2$Linux_X86_64 LibreOffice_project/30$Build-2</meta:generator>
  </office:meta>
</office:document-meta>
</file>